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Field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Field 1 Label" form:control-implementation="ooo:com.sun.star.form.component.FixedText" xml:id="control2" form:id="control2" form:label="Field 1"/>
          <form:text form:name="Field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Field 2 Label" form:control-implementation="ooo:com.sun.star.form.component.FixedText" xml:id="control4" form:id="control4" form:label="Field 2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Form1" draw:style-name="gr2" draw:text-style-name="P2" svg:width="4.963cm" svg:height="0.639cm" svg:x="1.549cm" svg:y="1.392cm" draw:control="control1"/><draw:control text:anchor-type="paragraph" draw:z-index="2" draw:name="Form2" draw:style-name="gr2" draw:text-style-name="P2" svg:width="4.993cm" svg:height="0.706cm" svg:x="1.517cm" svg:y="2.35cm" draw:control="control3"/><draw:control text:anchor-type="paragraph" draw:z-index="3" draw:name="Form4" draw:style-name="gr1" draw:text-style-name="P1" svg:width="3.64cm" svg:height="0.662cm" svg:x="0.009cm" svg:y="2.36cm" draw:control="control4"/><draw:control text:anchor-type="as-char" svg:y="1.378cm" draw:z-index="1" draw:name="Form3" draw:style-name="gr3" draw:text-style-name="P1" svg:width="3.031cm" svg:height="0.595cm" draw:control="control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3T22:43:42.611000000</meta:creation-date>
    <dc:date>2020-08-28T10:00:58.712000000</dc:date>
    <meta:editing-duration>PT7M40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